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itle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LearnOSM</text:h>
      <text:h text:style-name="Heading_20_1" text:outline-level="1">新手指南</text:h>
      <text:p text:style-name="First_20_paragraph">本指南将介绍如何逐步开始参与OpenStreetMap。你将学到 如何创建账号、如何使用基本的地图编辑软件，后续章节中还将学习如何外出 采集用于地图的信息。协作章节则介绍了<text:a xlink:type="simple" xlink:href="../../../../../en/coordination/"><text:span text:style-name="Definition">人道主义OSM团队远程制图</text:span></text:a>的信息。</text:p>
      <text:p text:style-name="P2"><text:s/>2015-07-12日修订</text:p>
      <text:p text:style-name="First_20_paragraph">开始吧</text:p>
      <text:list xml:id="list4405093093316081256" text:style-name="L3">
        <text:list-item>
          <text:p text:style-name="P5"><text:a xlink:type="simple" xlink:href="mailto:learnosm@hotosm.org"><text:span text:style-name="Definition">learnosm@hotosm.org</text:span></text:a></text:p>
        </text:list-item>
        <text:list-item>
          <text:p text:style-name="P5"><text:a xlink:type="simple" xlink:href="https://twitter.com/learnosm"><text:span text:style-name="Definition">@learnOSM</text:span></text:a></text:p>
        </text:list-item>
        <text:list-item>
          <text:p text:style-name="P5"><text:a xlink:type="simple" xlink:href="http://github.com/hotosm/learnosm"><text:span text:style-name="Definition">Hosted on Github</text:span></text:a></text:p>
        </text:list-item>
      </text:list>
      <text:p text:style-name="First_20_paragraph"><text:a xlink:type="simple" xlink:href="http://creativecommons.org/publicdomain/zero/1.0/"><text:span text:style-name="Definition"><text:span text:style-name="T1">CC0</text:span></text:span></text:a></text:p>
      <text:p text:style-name="Text_20_body">Official <text:a xlink:type="simple" xlink:href="http://hot.openstreetmap.org/"><text:span text:style-name="Definition">HOT OSM</text:span></text:a> learning material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01-03T19:19:33.490408649</dc:date>
    <dc:creator>Nick Allen</dc:creator>
    <meta:editing-duration>P0D</meta:editing-duration>
    <meta:editing-cycles>1</meta:editing-cycles>
    <meta:document-statistic meta:table-count="0" meta:image-count="0" meta:object-count="0" meta:page-count="1" meta:paragraph-count="11" meta:word-count="114" meta:character-count="220" meta:non-whitespace-character-count="209"/>
    <meta:generator>LibreOffice/4.2.8.2$Linux_X86_64 LibreOffice_project/420m0$Build-2</meta:generator>
  </office:meta>
</office:document-meta>
</file>